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20pt" fo:font-weight="bold" officeooo:rsid="001b903a" officeooo:paragraph-rsid="001b903a" style:font-name-asian="Arial" style:font-size-asian="20pt" style:font-weight-asian="bold" style:font-size-complex="20pt" style:font-weight-complex="bold"/>
    </style:style>
    <style:style style:name="P2" style:family="paragraph" style:parent-style-name="Standard">
      <style:text-properties style:font-name="Arial" fo:font-size="14pt" fo:font-weight="normal" officeooo:rsid="001b903a" officeooo:paragraph-rsid="001b903a" style:font-name-asian="Arial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Arial" fo:font-size="14pt" fo:font-weight="normal" officeooo:rsid="001b903a" officeooo:paragraph-rsid="004a6a8a" style:font-name-asian="Arial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rial" fo:font-size="14pt" fo:font-weight="bold" officeooo:rsid="001b903a" officeooo:paragraph-rsid="001b903a" style:font-name-asian="Arial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normal" officeooo:rsid="001b903a" officeooo:paragraph-rsid="001b903a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Arial" fo:font-size="14pt" fo:font-weight="normal" officeooo:rsid="00663c67" officeooo:paragraph-rsid="00663c67" style:font-name-asian="Arial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Arial" fo:font-size="14pt" fo:font-weight="normal" officeooo:rsid="005a4dc0" officeooo:paragraph-rsid="005a4dc0" style:font-name-asian="Ari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Arial" fo:font-size="14pt" fo:font-weight="normal" officeooo:rsid="0073be31" officeooo:paragraph-rsid="0073be31" style:font-name-asian="Arial" style:font-size-asian="14pt" style:font-weight-asian="normal" style:font-size-complex="14pt" style:font-weight-complex="normal"/>
    </style:style>
    <style:style style:name="P9" style:family="paragraph" style:parent-style-name="Standard">
      <style:text-properties style:font-name="Arial" fo:font-size="14pt" fo:font-weight="normal" officeooo:rsid="007e3641" officeooo:paragraph-rsid="007e3641" style:font-name-asian="Arial" style:font-size-asian="14pt" style:font-weight-asian="normal" style:font-size-complex="14pt" style:font-weight-complex="normal"/>
    </style:style>
    <style:style style:name="P10" style:family="paragraph" style:parent-style-name="Standard">
      <style:text-properties style:font-name="Arial" fo:font-size="14pt" fo:font-weight="normal" officeooo:rsid="009041b8" officeooo:paragraph-rsid="009041b8" style:font-name-asian="Arial" style:font-size-asian="14pt" style:font-weight-asian="normal" style:font-size-complex="14pt" style:font-weight-complex="normal"/>
    </style:style>
    <style:style style:name="P11" style:family="paragraph" style:parent-style-name="Standard">
      <style:text-properties style:font-name="Arial" fo:font-size="14pt" fo:font-weight="normal" officeooo:rsid="007e3641" officeooo:paragraph-rsid="009e83dd" style:font-name-asian="Arial" style:font-size-asian="14pt" style:font-weight-asian="normal" style:font-size-complex="14pt" style:font-weight-complex="normal"/>
    </style:style>
    <style:style style:name="P12" style:family="paragraph" style:parent-style-name="Standard">
      <style:text-properties style:font-name="Arial" fo:font-size="14pt" fo:font-weight="normal" officeooo:rsid="00c2b35c" officeooo:paragraph-rsid="00c2b35c" style:font-name-asian="Arial" style:font-size-asian="14pt" style:font-weight-asian="normal" style:font-size-complex="14pt" style:font-weight-complex="normal"/>
    </style:style>
    <style:style style:name="T1" style:family="text">
      <style:text-properties officeooo:rsid="0063c685"/>
    </style:style>
    <style:style style:name="T2" style:family="text">
      <style:text-properties officeooo:rsid="0039d2a8"/>
    </style:style>
    <style:style style:name="T3" style:family="text">
      <style:text-properties officeooo:rsid="004fbd45"/>
    </style:style>
    <style:style style:name="T4" style:family="text">
      <style:text-properties style:font-name="Arial" style:font-name-asian="Arial"/>
    </style:style>
    <style:style style:name="T5" style:family="text">
      <style:text-properties officeooo:rsid="00681cbd"/>
    </style:style>
    <style:style style:name="T6" style:family="text">
      <style:text-properties officeooo:rsid="005b13a0"/>
    </style:style>
    <style:style style:name="T7" style:family="text">
      <style:text-properties officeooo:rsid="00bd32ff"/>
    </style:style>
    <style:style style:name="T8" style:family="text">
      <style:text-properties officeooo:rsid="00be6eb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요구사항 분석</text:p>
      <text:p text:style-name="P2"/>
      <text:p text:style-name="P2">- 멤버</text:p>
      <text:p text:style-name="P2">회원가입, 로그인, 마이페이지, 정보변경, <text:span text:style-name="T1">탈퇴</text:span></text:p>
      <text:p text:style-name="P2"/>
      <text:p text:style-name="P2">-메인화면</text:p>
      <text:p text:style-name="P2">실시간 베스트, 갤러리 리스트</text:p>
      <text:p text:style-name="P2"/>
      <text:p text:style-name="P2">- 갤러리</text:p>
      <text:p text:style-name="P2">갤러리 생성, 글목록 <text:span text:style-name="T2">(페이징), </text:span>개념글 <text:span text:style-name="T2">(페이징), </text:span>검색 <text:span text:style-name="T2">(페이징), 갤러리 삭제</text:span></text:p>
      <text:p text:style-name="P3"/>
      <text:p text:style-name="P2">- 갤러리 글</text:p>
      <text:p text:style-name="P2">글쓰기, 보여주기, 수정, 삭제, 추천, 비추천</text:p>
      <text:p text:style-name="P2"/>
      <text:p text:style-name="P2">- 댓글</text:p>
      <text:p text:style-name="P2">댓글 쓰기, 수정, 삭제</text:p>
      <text:p text:style-name="P2"/>
      <text:p text:style-name="P1">설계</text:p>
      <text:p text:style-name="P2"/>
      <text:p text:style-name="P4">백엔드 설계</text:p>
      <text:p text:style-name="P2"/>
      <text:p text:style-name="P2">- <text:span text:style-name="T3">DB 모델링 (ERD)</text:span></text:p>
      <text:p text:style-name="P5"><text:a xlink:type="simple" xlink:href="https://www.erdcloud.com/d/DKD8yDCqsqGNkLGrw" text:style-name="Internet_20_link" text:visited-style-name="Visited_20_Internet_20_Link"><text:span text:style-name="T4">https://www.erdcloud.com/d/DKD8yDCqsqGNkLGrw</text:span></text:a></text:p>
      <text:p text:style-name="P2"/>
      <text:p text:style-name="P2">- <text:span text:style-name="T3">API 명세서</text:span></text:p>
      <text:p text:style-name="P6">excel로 명시. <text:span text:style-name="T5">Http method와 api path만 정의 해둠. 파라미터와 응답은</text:span> 나중에 추가 예정.</text:p>
      <text:p text:style-name="P6"/>
      <text:p text:style-name="P2">- 보안, 인증 구조</text:p>
      <text:p text:style-name="P2"/>
      <text:p text:style-name="P4">프론트엔드 설계</text:p>
      <text:p text:style-name="P2"/>
      <text:p text:style-name="P2">- 화면 흐름도</text:p>
      <text:p text:style-name="P2">- 컴포넌트 구조 정의</text:p>
      <text:p text:style-name="P2">- 상태 관리 방식</text:p>
      <text:p text:style-name="P2"/>
      <text:p text:style-name="P1">구현</text:p>
      <text:p text:style-name="P2"/>
      <text:p text:style-name="P7">API명세가 확정되면 프론트/백 개발 병행 가능</text:p>
      <text:p text:style-name="P7"/>
      <text:p text:style-name="P7">백엔드: <text:span text:style-name="T6">restapi, jpa, 로그인등 구현</text:span></text:p>
      <text:p text:style-name="P8">domain, repository, service, controller, jpa등</text:p>
      <text:p text:style-name="P8"/>
      <text:p text:style-name="P9"><text:soft-page-break/>- member</text:p>
      <text:p text:style-name="P10">@JsonIgnore가 유용하다.</text:p>
      <text:p text:style-name="P9">- category</text:p>
      <text:p text:style-name="P9">- posts</text:p>
      <text:p text:style-name="P9">- post_like</text:p>
      <text:p text:style-name="P9">- post_dislike</text:p>
      <text:p text:style-name="P11">- comments</text:p>
      <text:p text:style-name="P11"/>
      <text:p text:style-name="P11">나중에 할 것들</text:p>
      <text:p text:style-name="P11">- 삭제시 <text:span text:style-name="T7">cascade하는것</text:span></text:p>
      <text:p text:style-name="P11">- <text:span text:style-name="T8">querydsl 공부하고 여러조건으로 게시글 검색. 특정회원이 쓴 게시글도 검색할 수 있게 하자.</text:span></text:p>
      <text:p text:style-name="P11">- 폰트 크기 변경?</text:p>
      <text:p text:style-name="P11">- 댓글 이모티콘?</text:p>
      <text:p text:style-name="P11">- 사진 업로드?</text:p>
      <text:p text:style-name="P11">- 패스워드 암호화</text:p>
      <text:p text:style-name="P9"/>
      <text:p text:style-name="P7">프론트엔드: <text:span text:style-name="T6">react 기반 ui, axios등 http요청 api 연동, 사용자 경험 구현</text:span></text:p>
      <text:p text:style-name="P2"/>
      <text:p text:style-name="P2"/>
      <text:p text:style-name="P2"/>
      <text:p text:style-name="P2"/>
      <text:p text:style-name="P1">단위 테스트</text:p>
      <text:p text:style-name="P12"/>
      <text:p text:style-name="P12">테스트 하기 – 쉽지 않을 예정</text:p>
      <text:p text:style-name="P2"/>
      <text:p text:style-name="P2"/>
      <text:p text:style-name="P2"/>
      <text:p text:style-name="P1">통합 테스트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7T17:24:11.932559909</meta:creation-date>
    <dc:date>2025-05-18T00:49:50.205116700</dc:date>
    <meta:editing-duration>PT20H26M45S</meta:editing-duration>
    <meta:editing-cycles>112</meta:editing-cycles>
    <meta:generator>LibreOffice/25.2.3.2$Windows_X86_64 LibreOffice_project/bbb074479178df812d175f709636b368952c2ce3</meta:generator>
    <meta:document-statistic meta:table-count="0" meta:image-count="0" meta:object-count="0" meta:page-count="2" meta:paragraph-count="44" meta:word-count="165" meta:character-count="721" meta:non-whitespace-character-count="599"/>
  </office:meta>
</office:document-meta>
</file>